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F3660602ABDE5F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ABF3660602ABDE5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nourrit une multitude</text:span></text:p>
            <text:p text:style-name="P3"><text:span text:style-name="T2">(Jean 6.1-1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8:55:51.168000000</dc:date>
    <meta:editing-duration>PT2H30M23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